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4.00pt" fo:font-weight="normal" fo:font-family="Bahnschrift" style:font-family-asian="Bahnschrift" style:font-family-complex="Bahnschrift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Bahnschrift" style:font-family-asian="Bahnschrift" style:font-family-complex="Bahnschrif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8"/></text:span><text:span text:style-name="T2">API TESTING</text:span></text:p>
      <text:p text:style-name="P1"><text:span text:style-name="T3">URL</text:span><text:span text:style-name="T4"><text:s/>:<text:s/></text:span><text:a xlink:href="https://jsonplaceholder.typicode.com/posts"><text:span text:style-name="T5">https://jsonplaceholder.typicode.com/posts</text:span></text:a><text:span text:style-name="T6"/></text:p>
      <text:p text:style-name="P1"><text:span text:style-name="T7">Method: GET</text:span></text:p>
      <text:p text:style-name="P1"><text:span text:style-name="T7">Output :</text:span></text:p>
      <text:p text:style-name="P1"><text:span text:style-name="T7">Status : 200<text:s text:c="2"/>ok</text:span></text:p>
      <text:p text:style-name="P1"><text:span text:style-name="T7">Format : JSON</text:span></text:p>
      <text:p text:style-name="P1"><text:span text:style-name="T7">Data : </text:span></text:p>
      <text:p text:style-name="P1"><text:span text:style-name="T7">[</text:span></text:p>
      <text:p text:style-name="P1"><text:span text:style-name="T7"><text:s text:c="4"/>{</text:span></text:p>
      <text:p text:style-name="P1"><text:span text:style-name="T7"><text:s text:c="8"/>"userId": 1,</text:span></text:p>
      <text:p text:style-name="P1"><text:span text:style-name="T7"><text:s text:c="8"/>"id": 1,</text:span></text:p>
      <text:p text:style-name="P1"><text:span text:style-name="T7"><text:s text:c="8"/>"title": "sunt aut facere repellat provident occaecati excepturi optio reprehenderit",</text:span></text:p>
      <text:p text:style-name="P1"><text:span text:style-name="T7"><text:s text:c="8"/>"body": "quia et suscipit\nsuscipit recusandae consequuntur expedita et cum\nreprehenderit molestiae ut ut quas totam\nnostrum rerum est autem sunt rem eveniet architecto"</text:span></text:p>
      <text:p text:style-name="P1"><text:span text:style-name="T7"><text:s text:c="4"/>},</text:span></text:p>
      <text:p text:style-name="P1"><text:span text:style-name="T7"><text:s text:c="4"/>{</text:span></text:p>
      <text:p text:style-name="P1"><text:span text:style-name="T7"><text:s text:c="8"/>"userId": 1,</text:span></text:p>
      <text:p text:style-name="P1"><text:span text:style-name="T7"><text:s text:c="8"/>"id": 2,</text:span></text:p>
      <text:p text:style-name="P1"><text:span text:style-name="T7"><text:s text:c="8"/>"title": "qui est esse",</text:span></text:p>
      <text:p text:style-name="P1"><text:span text:style-name="T7"><text:s text:c="8"/>"body": "est rerum tempore vitae\nsequi sint nihil reprehenderit dolor beatae ea dolores neque\nfugiat blanditiis voluptate porro vel nihil molestiae ut reiciendis\nqui aperiam non debitis possimus qui neque nisi nulla"</text:span></text:p>
      <text:p text:style-name="P1"><text:span text:style-name="T7"><text:s text:c="4"/>},</text:span></text:p>
      <text:p text:style-name="P1"><text:span text:style-name="T7">]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